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5FE07E18.png" manifest:media-type="image/png"/>
  <manifest:file-entry manifest:full-path="Pictures/100000010000019E0000020B0C7DD8D8.png" manifest:media-type="image/png"/>
  <manifest:file-entry manifest:full-path="Pictures/10000000000007DE00000B3B6D55055A.png" manifest:media-type="image/png"/>
  <manifest:file-entry manifest:full-path="Pictures/10000001000002000000020041B00723.png" manifest:media-type="image/png"/>
  <manifest:file-entry manifest:full-path="Pictures/1000000100000020000002002DAA5756.png" manifest:media-type="image/png"/>
  <manifest:file-entry manifest:full-path="Pictures/1000000100000200000002009F4DB56B.png" manifest:media-type="image/png"/>
  <manifest:file-entry manifest:full-path="Pictures/1000000100000200000002009208C3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 SemiBold" svg:font-family="'Noto Sans JP SemiBold'" style:font-family-generic="modern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389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11.5cm" loext:decorative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17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9.066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solid" draw:fill-color="#4169e1" draw:textarea-horizontal-align="justify" draw:textarea-vertical-align="middle" draw:auto-grow-height="false" fo:min-height="0.804cm" fo:min-width="7.55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3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8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56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607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fo:min-height="1.53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822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標準-title">
      <style:graphic-properties draw:auto-grow-height="true" fo:min-height="4.24cm" loext:decorative="false"/>
      <style:paragraph-properties style:writing-mode="lr-tb"/>
    </style:style>
    <style:style style:name="pr2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Noto Sans JP SemiBold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Noto Sans JP SemiBold" fo:font-size="18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4169e1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solid" draw:fill-color="#000000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44pt" fo:font-weight="bold" style:font-size-asian="28pt" style:font-weight-asian="bold" style:font-size-complex="28pt" style:font-weight-complex="bold"/>
    </style:style>
    <style:style style:name="T2" style:family="text">
      <style:text-properties style:font-name="Noto Sans JP SemiBold"/>
    </style:style>
    <style:style style:name="T3" style:family="text">
      <style:text-properties style:font-name="Noto Sans JP SemiBold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4.287cm" svg:height="25.4cm" svg:x="-0.004cm" svg:y="0cm">
          <draw:image xlink:href="Pictures/10000000000007DE00000B3B6D55055A.png" xlink:type="simple" xlink:show="embed" xlink:actuate="onLoad" draw:mime-type="image/png">
            <text:p/>
          </draw:image>
        </draw:frame>
        <draw:frame presentation:style-name="pr1" draw:text-style-name="P2" draw:layer="layout" svg:width="14.283cm" svg:height="4.24cm" svg:x="0cm" svg:y="0.412cm" presentation:class="title" presentation:user-transformed="true">
          <draw:text-box>
            <text:p><text:span text:style-name="T1">Everyday English</text:span></text:p>
          </draw:text-box>
        </draw:frame>
        <draw:line draw:style-name="gr2" draw:text-style-name="P1" draw:layer="layout" svg:x1="0.7cm" svg:y1="3.9cm" svg:x2="13.5cm" svg:y2="3.9cm">
          <text:p/>
        </draw:line>
        <draw:line draw:style-name="gr2" draw:text-style-name="P1" draw:layer="layout" svg:x1="0.7cm" svg:y1="1.3cm" svg:x2="13.5cm" svg:y2="1.3cm">
          <text:p/>
        </draw:line>
        <draw:frame draw:style-name="gr3" draw:text-style-name="P3" draw:layer="layout" svg:width="3.889cm" svg:height="1.17cm" svg:x="0.311cm" svg:y="5.03cm">
          <draw:text-box>
            <text:p><text:span text:style-name="T2">◆Category</text:span></text:p>
          </draw:text-box>
        </draw:frame>
        <draw:custom-shape draw:style-name="gr4" draw:text-style-name="P4" draw:layer="layout" svg:width="12cm" svg:height="2cm" svg:x="1.2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cm" svg:height="0.8cm" svg:x="12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9519.1011235955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" draw:text-style-name="P3" draw:layer="layout" svg:width="2.237cm" svg:height="1.17cm" svg:x="0.311cm" svg:y="8.53cm">
          <draw:text-box>
            <text:p><text:span text:style-name="T2">◆List</text:span></text:p>
          </draw:text-box>
        </draw:frame>
        <draw:frame draw:style-name="gr7" draw:text-style-name="P6" draw:layer="layout" svg:width="9.566cm" svg:height="1.17cm" svg:x="2.434cm" svg:y="10.83cm">
          <draw:text-box>
            <text:p><text:span text:style-name="T3">Category</text:span><text:span text:style-name="T3">を選択してください。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14.287cm" svg:height="25.4cm" svg:x="-0.004cm" svg:y="0cm">
          <draw:image xlink:href="Pictures/10000000000007DE00000B3B6D55055A.png" xlink:type="simple" xlink:show="embed" xlink:actuate="onLoad" draw:mime-type="image/png">
            <text:p/>
          </draw:image>
        </draw:frame>
        <draw:frame presentation:style-name="pr1" draw:text-style-name="P2" draw:layer="layout" svg:width="14.283cm" svg:height="4.24cm" svg:x="0cm" svg:y="0.412cm" presentation:class="title" presentation:user-transformed="true">
          <draw:text-box>
            <text:p><text:span text:style-name="T1">Everyday English</text:span></text:p>
          </draw:text-box>
        </draw:frame>
        <draw:line draw:style-name="gr2" draw:text-style-name="P1" draw:layer="layout" svg:x1="0.7cm" svg:y1="3.9cm" svg:x2="13.5cm" svg:y2="3.9cm">
          <text:p/>
        </draw:line>
        <draw:line draw:style-name="gr2" draw:text-style-name="P1" draw:layer="layout" svg:x1="0.7cm" svg:y1="1.3cm" svg:x2="13.5cm" svg:y2="1.3cm">
          <text:p/>
        </draw:line>
        <draw:frame draw:style-name="gr3" draw:text-style-name="P3" draw:layer="layout" svg:width="3.889cm" svg:height="1.17cm" svg:x="0.311cm" svg:y="5.03cm">
          <draw:text-box>
            <text:p><text:span text:style-name="T2">◆Category</text:span></text:p>
          </draw:text-box>
        </draw:frame>
        <draw:custom-shape draw:style-name="gr4" draw:text-style-name="P4" draw:layer="layout" svg:width="12cm" svg:height="2cm" svg:x="1.2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cm" svg:height="0.8cm" svg:x="12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9519.1011235955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" draw:text-style-name="P3" draw:layer="layout" svg:width="2.237cm" svg:height="1.17cm" svg:x="0.311cm" svg:y="8.53cm">
          <draw:text-box>
            <text:p><text:span text:style-name="T2">◆List</text:span></text:p>
          </draw:text-box>
        </draw:frame>
        <draw:custom-shape draw:style-name="gr9" draw:text-style-name="P9" draw:layer="layout" svg:width="8.4cm" svg:height="1.4cm" svg:x="3.2cm" svg:y="23cm">
          <text:p text:style-name="P8">START</text:p>
          <draw:enhanced-geometry svg:viewBox="0 0 21600 21600" draw:path-stretchpoint-x="10800" draw:path-stretchpoint-y="10800" draw:text-areas="?f3 ?f4 ?f5 ?f6" draw:type="round-rectangle" draw:modifiers="9111.777301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" draw:text-style-name="P11" draw:layer="layout" svg:width="9.953cm" svg:height="1.783cm" svg:x="1.647cm" svg:y="6.3cm">
          <draw:text-box>
            <text:p text:style-name="P10"><text:span text:style-name="T4">1. <text:s/></text:span><text:span text:style-name="T4">アメリカ</text:span><text:span text:style-name="T4">6</text:span><text:span text:style-name="T4">歳 毎朝使う かんたん英語 </text:span></text:p>
          </draw:text-box>
        </draw:frame>
        <draw:frame draw:style-name="gr11" draw:text-style-name="P1" draw:layer="layout" svg:width="11.554cm" svg:height="12.656cm" svg:x="1.446cm" svg:y="9.7cm">
          <draw:image xlink:href="Pictures/100000010000019E0000020B0C7DD8D8.png" xlink:type="simple" xlink:show="embed" xlink:actuate="onLoad" draw:mime-type="image/png">
            <text:p/>
          </draw:image>
        </draw:frame>
        <draw:frame draw:style-name="gr1" draw:text-style-name="P1" draw:layer="layout" svg:width="0.845cm" svg:height="11.956cm" svg:x="12.255cm" svg:y="10.4cm">
          <draw:image xlink:href="Pictures/1000000100000020000002002DAA575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1" draw:layer="layout" svg:width="14.287cm" svg:height="25.4cm" svg:x="-0.004cm" svg:y="-0.2cm">
          <draw:image xlink:href="Pictures/10000000000007DE00000B3B6D55055A.png" xlink:type="simple" xlink:show="embed" xlink:actuate="onLoad" draw:mime-type="image/png">
            <text:p/>
          </draw:image>
        </draw:frame>
        <draw:frame presentation:style-name="pr1" draw:text-style-name="P2" draw:layer="layout" svg:width="14.283cm" svg:height="4.24cm" svg:x="0cm" svg:y="0.412cm" presentation:class="title" presentation:user-transformed="true">
          <draw:text-box>
            <text:p><text:span text:style-name="T1">Everyday English</text:span></text:p>
          </draw:text-box>
        </draw:frame>
        <draw:line draw:style-name="gr2" draw:text-style-name="P1" draw:layer="layout" svg:x1="0.7cm" svg:y1="3.9cm" svg:x2="13.5cm" svg:y2="3.9cm">
          <text:p/>
        </draw:line>
        <draw:line draw:style-name="gr2" draw:text-style-name="P1" draw:layer="layout" svg:x1="0.7cm" svg:y1="1.3cm" svg:x2="13.5cm" svg:y2="1.3cm">
          <text:p/>
        </draw:line>
        <draw:frame draw:style-name="gr3" draw:text-style-name="P3" draw:layer="layout" svg:width="3.889cm" svg:height="1.17cm" svg:x="0.311cm" svg:y="5.63cm">
          <draw:text-box>
            <text:p><text:span text:style-name="T2">◆Category</text:span></text:p>
          </draw:text-box>
        </draw:frame>
        <draw:frame draw:style-name="gr12" draw:text-style-name="P3" draw:layer="layout" svg:width="4.062cm" svg:height="1.17cm" svg:x="0.311cm" svg:y="8.63cm">
          <draw:text-box>
            <text:p><text:span text:style-name="T2">◆Japanese</text:span></text:p>
          </draw:text-box>
        </draw:frame>
        <draw:frame draw:style-name="gr10" draw:text-style-name="P11" draw:layer="layout" svg:width="12.6cm" svg:height="1.783cm" svg:x="1cm" svg:y="6.9cm">
          <draw:text-box>
            <text:p text:style-name="P10"><text:span text:style-name="T4">1. <text:s/></text:span><text:span text:style-name="T4">アメリカ</text:span><text:span text:style-name="T4">6</text:span><text:span text:style-name="T4">歳 毎朝使う</text:span><text:span text:style-name="T4"><text:line-break/></text:span><text:span text:style-name="T4">　 <text:s/>かんたん英語 </text:span></text:p>
          </draw:text-box>
        </draw:frame>
        <draw:frame draw:style-name="gr10" draw:text-style-name="P11" draw:layer="layout" svg:width="12.6cm" svg:height="1.783cm" svg:x="1.2cm" svg:y="10.7cm">
          <draw:text-box>
            <text:p text:style-name="P10"><text:span text:style-name="T4">おはよう！ </text:span></text:p>
          </draw:text-box>
        </draw:frame>
        <draw:frame draw:style-name="gr13" draw:text-style-name="P3" draw:layer="layout" svg:width="3.39cm" svg:height="1.17cm" svg:x="0.311cm" svg:y="15.63cm">
          <draw:text-box>
            <text:p><text:span text:style-name="T2">◆English</text:span></text:p>
          </draw:text-box>
        </draw:frame>
        <draw:frame draw:style-name="gr14" draw:text-style-name="P3" draw:layer="layout" svg:width="3.107cm" svg:height="1.17cm" svg:x="5.459cm" svg:y="11.83cm">
          <draw:text-box>
            <text:p><text:span text:style-name="T2">00:12:35</text:span></text:p>
          </draw:text-box>
        </draw:frame>
        <draw:frame draw:style-name="gr15" draw:text-style-name="P12" draw:layer="layout" svg:width="12.6cm" svg:height="1.783cm" svg:x="1cm" svg:y="17cm">
          <draw:text-box>
            <text:p/>
          </draw:text-box>
        </draw:frame>
        <draw:frame draw:style-name="gr1" draw:text-style-name="P1" draw:layer="layout" svg:width="1.286cm" svg:height="1.126cm" svg:x="12.6cm" svg:y="23.65cm">
          <draw:image xlink:href="Pictures/10000001000002000000020041B00723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1.676cm" svg:x="6.284cm" svg:y="13.279cm">
          <draw:image xlink:href="Pictures/1000000100000200000002009208C31D.png" xlink:type="simple" xlink:show="embed" xlink:actuate="onLoad" draw:mime-type="image/png">
            <text:p/>
          </draw:image>
        </draw:frame>
        <draw:frame draw:style-name="gr16" draw:text-style-name="P3" draw:layer="layout" svg:width="7.322cm" svg:height="1.17cm" svg:x="0.2cm" svg:y="4.241cm">
          <draw:text-box>
            <text:p><text:span text:style-name="T2">＜学習時間＞</text:span><text:span text:style-name="T2">0</text:span><text:span text:style-name="T2">時間</text:span><text:span text:style-name="T2">02</text:span><text:span text:style-name="T2">分</text:span></text:p>
          </draw:text-box>
        </draw:frame>
        <draw:frame draw:style-name="gr14" draw:text-style-name="P3" draw:layer="layout" svg:width="3.107cm" svg:height="1.17cm" svg:x="1.1cm" svg:y="9.53cm">
          <draw:text-box>
            <text:p><text:span text:style-name="T2">[1/3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1" draw:text-style-name="P1" draw:layer="layout" svg:width="14.287cm" svg:height="25.4cm" svg:x="-0.004cm" svg:y="0cm">
          <draw:image xlink:href="Pictures/10000000000007DE00000B3B6D55055A.png" xlink:type="simple" xlink:show="embed" xlink:actuate="onLoad" draw:mime-type="image/png">
            <text:p/>
          </draw:image>
        </draw:frame>
        <draw:frame presentation:style-name="pr1" draw:text-style-name="P2" draw:layer="layout" svg:width="14.283cm" svg:height="4.24cm" svg:x="0cm" svg:y="0.412cm" presentation:class="title" presentation:user-transformed="true">
          <draw:text-box>
            <text:p><text:span text:style-name="T1">Everyday English</text:span></text:p>
          </draw:text-box>
        </draw:frame>
        <draw:line draw:style-name="gr2" draw:text-style-name="P1" draw:layer="layout" svg:x1="0.7cm" svg:y1="3.9cm" svg:x2="13.5cm" svg:y2="3.9cm">
          <text:p/>
        </draw:line>
        <draw:line draw:style-name="gr2" draw:text-style-name="P1" draw:layer="layout" svg:x1="0.7cm" svg:y1="1.3cm" svg:x2="13.5cm" svg:y2="1.3cm">
          <text:p/>
        </draw:line>
        <draw:frame draw:style-name="gr3" draw:text-style-name="P3" draw:layer="layout" svg:width="3.889cm" svg:height="1.17cm" svg:x="0.311cm" svg:y="5.63cm">
          <draw:text-box>
            <text:p><text:span text:style-name="T2">◆Category</text:span></text:p>
          </draw:text-box>
        </draw:frame>
        <draw:frame draw:style-name="gr12" draw:text-style-name="P3" draw:layer="layout" svg:width="4.062cm" svg:height="1.17cm" svg:x="0.311cm" svg:y="8.63cm">
          <draw:text-box>
            <text:p><text:span text:style-name="T2">◆Japanese</text:span></text:p>
          </draw:text-box>
        </draw:frame>
        <draw:frame draw:style-name="gr10" draw:text-style-name="P11" draw:layer="layout" svg:width="12.6cm" svg:height="1.783cm" svg:x="1cm" svg:y="6.9cm">
          <draw:text-box>
            <text:p text:style-name="P10"><text:span text:style-name="T4">1. <text:s/></text:span><text:span text:style-name="T4">アメリカ</text:span><text:span text:style-name="T4">6</text:span><text:span text:style-name="T4">歳 毎朝使う</text:span><text:span text:style-name="T4"><text:line-break/></text:span><text:span text:style-name="T4">　 <text:s/>かんたん英語 </text:span></text:p>
          </draw:text-box>
        </draw:frame>
        <draw:frame draw:style-name="gr13" draw:text-style-name="P3" draw:layer="layout" svg:width="3.39cm" svg:height="1.17cm" svg:x="0.311cm" svg:y="15.63cm">
          <draw:text-box>
            <text:p><text:span text:style-name="T2">◆English</text:span></text:p>
          </draw:text-box>
        </draw:frame>
        <draw:frame draw:style-name="gr10" draw:text-style-name="P11" draw:layer="layout" svg:width="12.6cm" svg:height="1.783cm" svg:x="1cm" svg:y="16.8cm">
          <draw:text-box>
            <text:p text:style-name="P10"><text:span text:style-name="T4">Good morning! </text:span></text:p>
          </draw:text-box>
        </draw:frame>
        <draw:frame draw:style-name="gr1" draw:text-style-name="P1" draw:layer="layout" svg:width="1.286cm" svg:height="1.126cm" svg:x="12.6cm" svg:y="23.65cm">
          <draw:image xlink:href="Pictures/10000001000002000000020041B00723.png" xlink:type="simple" xlink:show="embed" xlink:actuate="onLoad" draw:mime-type="image/png">
            <text:p/>
          </draw:image>
        </draw:frame>
        <draw:frame draw:style-name="gr1" draw:text-style-name="P1" draw:layer="layout" svg:width="1.478cm" svg:height="1.478cm" svg:x="8.222cm" svg:y="23.5cm">
          <draw:image xlink:href="Pictures/1000000100000200000002009F4DB56B.png" xlink:type="simple" xlink:show="embed" xlink:actuate="onLoad" draw:mime-type="image/png">
            <text:p/>
          </draw:image>
        </draw:frame>
        <draw:frame draw:style-name="gr17" draw:text-style-name="P1" draw:layer="layout" svg:width="1.478cm" svg:height="1.478cm" svg:x="5.1cm" svg:y="23.522cm">
          <draw:image xlink:href="Pictures/1000000100000200000002009F4DB56B.png" xlink:type="simple" xlink:show="embed" xlink:actuate="onLoad" draw:mime-type="image/png">
            <text:p/>
          </draw:image>
        </draw:frame>
        <draw:frame draw:style-name="gr10" draw:text-style-name="P11" draw:layer="layout" svg:width="12.6cm" svg:height="1.783cm" svg:x="1cm" svg:y="19.601cm">
          <draw:text-box>
            <text:p text:style-name="P10"><text:span text:style-name="T4">note:</text:span><text:span text:style-name="T4"><text:line-break/></text:span><text:span text:style-name="T4">　説明説明説明</text:span></text:p>
          </draw:text-box>
        </draw:frame>
        <draw:frame draw:style-name="gr16" draw:text-style-name="P3" draw:layer="layout" svg:width="7.322cm" svg:height="1.17cm" svg:x="0.2cm" svg:y="4.241cm">
          <draw:text-box>
            <text:p><text:span text:style-name="T2">＜学習時間＞</text:span><text:span text:style-name="T2">0</text:span><text:span text:style-name="T2">時間</text:span><text:span text:style-name="T2">04</text:span><text:span text:style-name="T2">分</text:span></text:p>
          </draw:text-box>
        </draw:frame>
        <draw:frame draw:style-name="gr10" draw:text-style-name="P11" draw:layer="layout" svg:width="12.6cm" svg:height="1.783cm" svg:x="1.2cm" svg:y="10.701cm">
          <draw:text-box>
            <text:p text:style-name="P10"><text:span text:style-name="T4">おはよう！ </text:span></text:p>
          </draw:text-box>
        </draw:frame>
        <draw:frame draw:style-name="gr14" draw:text-style-name="P3" draw:layer="layout" svg:width="3.107cm" svg:height="1.17cm" svg:x="5.459cm" svg:y="11.831cm">
          <draw:text-box>
            <text:p><text:span text:style-name="T2">00:14:21</text:span></text:p>
          </draw:text-box>
        </draw:frame>
        <draw:frame draw:style-name="gr1" draw:text-style-name="P1" draw:layer="layout" svg:width="1.6cm" svg:height="1.676cm" svg:x="6.284cm" svg:y="13.28cm">
          <draw:image xlink:href="Pictures/1000000100000200000002009208C31D.png" xlink:type="simple" xlink:show="embed" xlink:actuate="onLoad" draw:mime-type="image/png">
            <text:p/>
          </draw:image>
        </draw:frame>
        <draw:frame draw:style-name="gr14" draw:text-style-name="P3" draw:layer="layout" svg:width="3.107cm" svg:height="1.17cm" svg:x="1.1cm" svg:y="9.531cm">
          <draw:text-box>
            <text:p><text:span text:style-name="T2">[1/3]</text:span></text:p>
          </draw:text-box>
        </draw:frame>
        <draw:frame draw:style-name="gr18" draw:text-style-name="P8" draw:layer="layout" svg:width="0.932cm" svg:height="0.932cm" svg:x="6.668cm" svg:y="18.583cm">
          <draw:image xlink:href="Pictures/1000000100000200000002005FE07E1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 SemiBold" svg:font-family="'Noto Sans JP SemiBold'" style:font-family-generic="modern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644cm" fo:margin-bottom="0cm" fo:text-indent="0cm"/>
      <style:text-properties fo:font-size="45.2000007629395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322cm" fo:margin-bottom="0cm" fo:text-indent="0cm"/>
      <style:text-properties fo:font-size="32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61cm" fo:margin-bottom="0cm" fo:text-indent="0cm"/>
      <style:text-properties fo:font-size="32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61cm" fo:margin-bottom="0cm" fo:text-indent="0cm"/>
      <style:text-properties fo:font-size="32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61cm" fo:margin-bottom="0cm" fo:text-indent="0cm"/>
      <style:text-properties fo:font-size="32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61cm" fo:margin-bottom="0cm" fo:text-indent="0cm"/>
      <style:text-properties fo:font-size="32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61cm" fo:margin-bottom="0cm" fo:text-indent="0cm"/>
      <style:text-properties fo:font-size="32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12.859cm" svg:height="4.24cm" svg:x="0.714cm" svg:y="1.012cm" presentation:class="title" presentation:placeholder="true">
        <draw:text-box/>
      </draw:frame>
      <draw:frame presentation:style-name="標準-outline1" draw:layer="backgroundobjects" svg:width="12.859cm" svg:height="14.73cm" svg:x="0.714cm" svg:y="5.942cm" presentation:class="outline" presentation:placeholder="true">
        <draw:text-box/>
      </draw:frame>
      <draw:frame presentation:style-name="Mpr1" draw:text-style-name="MP2" draw:layer="backgroundobjects" svg:width="3.329cm" svg:height="1.75cm" svg:x="0.714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529cm" svg:height="1.75cm" svg:x="4.8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329cm" svg:height="1.75cm" svg:x="10.244cm" svg:y="23.13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19:38:40.529205800</meta:creation-date>
    <dc:date>2025-11-14T20:58:40.581404800</dc:date>
    <meta:editing-duration>PT1H13M57S</meta:editing-duration>
    <meta:editing-cycles>11</meta:editing-cycles>
    <meta:generator>LibreOffice/25.2.6.2$Windows_X86_64 LibreOffice_project/729c5bfe710f5eb71ed3bbde9e06a6065e9c6c5d</meta:generator>
    <meta:document-statistic meta:object-count="84"/>
  </office:meta>
</office:document-meta>
</file>